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11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Configuración y gestión del correo electrónico y la agenda electrónica en entorno corporativo. Configuración de cuentas IMAP/POP3/SMTP. Personalización del entorno y plantillas de correo. Firmas corporativas. Gestión de correos con reglas, carpetas y archivado. Foros de noticias. Libreta de direcciones y listas de distribución. Agenda: citas, tareas, recordatorios y sincronización con dispositivos móviles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8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3.er trimestre – semanas 34-36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8 – Realiza operaciones de gestión del correo y la agenda electrónica, relacionando necesidades de uso con su configuración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a) Se han configurado las opciones de la aplicación de correo.</text:span></text:p>
              </text:list-item>
              <text:list-item>
                <text:p text:style-name="P1"><text:span text:style-name="T3">b) Se han configurado y utilizado las opciones de seguridad del correo.</text:span></text:p>
              </text:list-item>
              <text:list-item>
                <text:p text:style-name="P1"><text:span text:style-name="T3">c) Se han utilizado los distintos tipos de envío y recepción.</text:span></text:p>
              </text:list-item>
              <text:list-item>
                <text:p text:style-name="P1"><text:span text:style-name="T3">d) Se ha utilizado la libreta de direcciones.</text:span></text:p>
              </text:list-item>
              <text:list-item>
                <text:p text:style-name="P1"><text:span text:style-name="T3">e) Se han configurado y utilizado los grupos de noticias.</text:span></text:p>
              </text:list-item>
              <text:list-item>
                <text:p text:style-name="P1"><text:span text:style-name="T3">f) Se han creado y utilizado plantillas de correo.</text:span></text:p>
              </text:list-item>
              <text:list-item>
                <text:p text:style-name="P1"><text:span text:style-name="T3">g) Se han organizado los mensajes mediante carpetas y reglas.</text:span></text:p>
              </text:list-item>
              <text:list-item>
                <text:p text:style-name="P1"><text:span text:style-name="T3">h) Se ha utilizado la agenda electrón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Protocolos de correo: SMTP, POP3 e IMAP. Diferencias y casos de uso.</text:span></text:p>
              </text:list-item>
              <text:list-item>
                <text:p text:style-name="P1"><text:span text:style-name="T3">2. Configuración de cuentas en Outlook / Thunderbird: servidores, puertos y cifrado SSL/TLS.</text:span></text:p>
              </text:list-item>
              <text:list-item>
                <text:p text:style-name="P1"><text:span text:style-name="T3">3. Personalización del entorno: disposición de paneles, columnas y vista previa.</text:span></text:p>
              </text:list-item>
              <text:list-item>
                <text:p text:style-name="P1"><text:span text:style-name="T3">4. Firmado digital y cifrado de mensajes: S/MIME y PGP básico.</text:span></text:p>
              </text:list-item>
              <text:list-item>
                <text:p text:style-name="P1"><text:span text:style-name="T3">5. Plantillas de correo: creación, uso y gestión.</text:span></text:p>
              </text:list-item>
              <text:list-item>
                <text:p text:style-name="P1"><text:span text:style-name="T3">6. Firmas corporativas: diseño con HTML e imagen.</text:span></text:p>
              </text:list-item>
              <text:list-item>
                <text:p text:style-name="P1"><text:span text:style-name="T3">7. Reglas de mensaje: condiciones, acciones y gestión de spam.</text:span></text:p>
              </text:list-item>
              <text:list-item>
                <text:p text:style-name="P1"><text:span text:style-name="T3">8. Carpetas y archivado: creación, organización y archivo automático.</text:span></text:p>
              </text:list-item>
              <text:list-item>
                <text:p text:style-name="P1"><text:span text:style-name="T3">9. Libreta de direcciones y grupos: importación/exportación vCard y CSV.</text:span></text:p>
              </text:list-item>
              <text:list-item>
                <text:p text:style-name="P1"><text:span text:style-name="T3">10. Agenda electrónica: citas recurrentes, tareas, categorías y sincronización con Google Calendar / Exchange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Microsoft Outlook (licencia educativa) y Mozilla Thunderbird.</text:span></text:p>
              </text:list-item>
              <text:list-item>
                <text:p text:style-name="P1"><text:span text:style-name="T3">Servidor de correo de pruebas (Mailu / MailHog en Docker) o cuentas educativas.</text:span></text:p>
              </text:list-item>
              <text:list-item>
                <text:p text:style-name="P1"><text:span text:style-name="T3">Dispositivos móviles (smartphones) para sincronización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¿qué diferencia hay entre POP3 e IMAP? Debate en grupo.</text:span></text:p>
              </text:list-item>
              <text:list-item>
                <text:p text:style-name="P1"><text:span text:style-name="T3">2. Exposición teórica: protocolos, seguridad y entorno de la aplicación.</text:span></text:p>
              </text:list-item>
              <text:list-item>
                <text:p text:style-name="P1"><text:span text:style-name="T3">3. Demostración guiada: configuración de cuenta + firma corporativa + regla de filtrado.</text:span></text:p>
              </text:list-item>
              <text:list-item>
                <text:p text:style-name="P1"><text:span text:style-name="T3">4. Práctica autónoma: configuración completa + plantilla + agenda con citas recurrentes.</text:span></text:p>
              </text:list-item>
              <text:list-item>
                <text:p text:style-name="P1"><text:span text:style-name="T3">5. Sincronización con dispositivo móvil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cuenta configurada, firma corporativa, reglas y agenda (60 %).</text:span></text:p>
            <text:p text:style-name="P3"><text:span text:style-name="T2">· Prueba teórica: protocolos, seguridad y gestión de correo (30 %).</text:span></text:p>
            <text:p text:style-name="P3"><text:span text:style-name="T2">· Observación directa / actitud (10 %).</text:span></text:p>
            <text:p text:style-name="P3"><text:span text:style-name="T2">Mínimo: cuenta funcional con al menos una regla activa y agenda con cita recurrente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Parámetros de configuración de cuenta proporcionados para alumnado con dificultades.</text:span></text:p>
              </text:list-item>
              <text:list-item>
                <text:p text:style-name="P1"><text:span text:style-name="T3">Ampliación: configuración de servidor de correo propio con Mailu y políticas SPF/DKIM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7.095000000</meta:creation-date>
    <dc:date>2026-04-23T07:49:47.095000000</dc:date>
    <meta:document-statistic meta:table-count="1" meta:image-count="0" meta:object-count="0" meta:page-count="1" meta:paragraph-count="93" meta:word-count="757" meta:character-count="4917" meta:non-whitespace-character-count="4297"/>
    <meta:generator>LibreOffice/24.2.7.2$Linux_X86_64 LibreOffice_project/420$Build-2</meta:generator>
  </office:meta>
</office:document-meta>
</file>